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41">
      <style:text-properties fo:font-weight="normal" style:font-weight-asian="normal" style:font-weight-complex="normal"/>
    </style:style>
    <style:style style:name="ce36" style:family="table-cell" style:parent-style-name="Default" style:data-style-name="N4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2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74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9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9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14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2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6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6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7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8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9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9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94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98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03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1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2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2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2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3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3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3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42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52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55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65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66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80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8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9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4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03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1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3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44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49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6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6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70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7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7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80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8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9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9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9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0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1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2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2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3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33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50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5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5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5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71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6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/00/0000</text:date>, <text:time style:data-style-name="N2" text:time-value="15:33:20.069266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0-12-28T16:01:11.300395490</dc:date>
    <meta:editing-duration>P84DT19H47M26S</meta:editing-duration>
    <meta:editing-cycles>1722</meta:editing-cycles>
    <meta:generator>LibreOffice/6.4.6.2$Linux_X86_64 LibreOffice_project/40$Build-2</meta:generator>
    <meta:document-statistic meta:table-count="3" meta:cell-count="5398" meta:object-count="0"/>
  </office:meta>
</office:document-meta>
</file>